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4.0634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2.5516in"/>
    </style:style>
    <style:style style:name="co8" style:family="table-column">
      <style:table-column-properties fo:break-before="auto" style:column-width="2.1016in"/>
    </style:style>
    <style:style style:name="co9" style:family="table-column">
      <style:table-column-properties fo:break-before="auto" style:column-width="2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a933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6043in" svg:height="4.2772in" svg:x="0.2598in" svg:y="0.3555in">
            <draw:object draw:notify-on-update-of-ranges="Sheet1.H12:Sheet1.H15 Sheet1.I11:Sheet1.I11 Sheet1.I12:Sheet1.I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5425in" svg:height="4.2425in" svg:x="8.4866in" svg:y="3.0295in">
            <draw:object draw:notify-on-update-of-ranges="Sheet1.H4:Sheet1.H7 Sheet1.I3:Sheet1.I3 Sheet1.I4:Sheet1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535in" svg:height="4.2382in" svg:x="10.4878in" svg:y="7.0976in">
            <draw:object draw:notify-on-update-of-ranges="Sheet1.B48:Sheet1.B51 Sheet1.C47:Sheet1.C47 Sheet1.C48:Sheet1.C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6504in" svg:height="4.3031in" svg:x="2.2173in" svg:y="10.4736in">
            <draw:object draw:notify-on-update-of-ranges="Sheet1.B55:Sheet1.B58 Sheet1.C54:Sheet1.C54 Sheet1.C55:Sheet1.C5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7764in" svg:height="4.374in" svg:x="9.878in" svg:y="17.0224in">
            <draw:object draw:notify-on-update-of-ranges="Sheet1.B90:Sheet1.B93 Sheet1.C89:Sheet1.C89 Sheet1.C90:Sheet1.C9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2" draw:text-style-name="P1" svg:width="7.7646in" svg:height="4.3673in" svg:x="1.222in" svg:y="17.8543in">
            <draw:object draw:notify-on-update-of-ranges="Sheet1.B97:Sheet1.B100 Sheet1.C96:Sheet1.C96 Sheet1.C97:Sheet1.C1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813in" svg:height="4.3945in" svg:x="10.25in" svg:y="25.3465in">
            <draw:object draw:notify-on-update-of-ranges="Sheet1.C133:Sheet1.C135 Sheet1.D132:Sheet1.D132 Sheet1.D133:Sheet1.D135 Sheet1.C140:Sheet1.C142 Sheet1.C140:Sheet1.C1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7.8319in" svg:height="4.4051in" svg:x="1.328in" svg:y="25.5244in">
            <draw:object draw:notify-on-update-of-ranges="Sheet1.C133:Sheet1.C135 Sheet1.F132:Sheet1.F132 Sheet1.F133:Sheet1.F135 Sheet1.C140:Sheet1.C142 Sheet1.C140:Sheet1.C1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9.6752in" svg:height="5.8248in" svg:x="7.0402in" svg:y="29.7622in">
            <draw:object draw:notify-on-update-of-ranges="Sheet1.D176:Sheet1.D178 Sheet1.E175:Sheet1.E175 Sheet1.E176:Sheet1.E17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vrsta mutacije</text:p>
          </table:table-cell>
          <table:table-cell office:value-type="string" calcext:value-type="string">
            <text:p>Maksimalna postignuta točnost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lučajna mutacija</text:p>
          </table:table-cell>
          <table:table-cell office:value-type="float" office:value="0.3184" calcext:value-type="float">
            <text:p>0.318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lučajna mutacija, pogrešno obojani vrhovi</text:p>
          </table:table-cell>
          <table:table-cell office:value-type="float" office:value="0.9751" calcext:value-type="float">
            <text:p>0.975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iljana mutacija, pogrešno obojani vrhovi</text:p>
          </table:table-cell>
          <table:table-cell office:value-type="float" office:value="0.9751" calcext:value-type="float">
            <text:p>0.975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kombinacija mutacija</text:p>
          </table:table-cell>
          <table:table-cell office:value-type="float" office:value="0.9801" calcext:value-type="float">
            <text:p>0.980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vrsta mutacije</text:p>
          </table:table-cell>
          <table:table-cell office:value-type="string" calcext:value-type="string">
            <text:p>Prosječna točnost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lučajna mutacija</text:p>
          </table:table-cell>
          <table:table-cell office:value-type="float" office:value="0.3055" calcext:value-type="float">
            <text:p>0.305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lučajna mutacija, pogrešno obojani vrhovi</text:p>
          </table:table-cell>
          <table:table-cell office:value-type="float" office:value="0.9641" calcext:value-type="float">
            <text:p>0.964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iljana mutacija, pogrešno obojani vrhovi</text:p>
          </table:table-cell>
          <table:table-cell office:value-type="float" office:value="0.9657" calcext:value-type="float">
            <text:p>0.965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kombinacija mutacija</text:p>
          </table:table-cell>
          <table:table-cell office:value-type="float" office:value="0.9657" calcext:value-type="float">
            <text:p>0.9657</text:p>
          </table:table-cell>
          <table:table-cell/>
        </table:table-row>
        <table:table-row table:style-name="ro1" table:number-rows-repeated="3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rsta mutacije</text:p>
          </table:table-cell>
          <table:table-cell office:value-type="string" calcext:value-type="string">
            <text:p>Maksimalna postignuta točno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učajna mutacija</text:p>
          </table:table-cell>
          <table:table-cell office:value-type="float" office:value="0.3134" calcext:value-type="float">
            <text:p>0.31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učajna mutacija, pogrešno obojani vrhovi</text:p>
          </table:table-cell>
          <table:table-cell office:value-type="float" office:value="0.9801" calcext:value-type="float">
            <text:p>0.98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jana mutacija, pogrešno obojani vrhovi</text:p>
          </table:table-cell>
          <table:table-cell office:value-type="float" office:value="0.9751" calcext:value-type="float">
            <text:p>0.97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mbinacija mutacija</text:p>
          </table:table-cell>
          <table:table-cell office:value-type="float" office:value="0.9751" calcext:value-type="float">
            <text:p>0.975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vrsta mutacije</text:p>
          </table:table-cell>
          <table:table-cell office:value-type="string" calcext:value-type="string">
            <text:p>Prosječna točno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učajna mutacija</text:p>
          </table:table-cell>
          <table:table-cell office:value-type="float" office:value="0.296" calcext:value-type="float">
            <text:p>0.2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učajna mutacija, pogrešno obojani vrhovi</text:p>
          </table:table-cell>
          <table:table-cell office:value-type="float" office:value="0.9711" calcext:value-type="float">
            <text:p>0.97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jana mutacija, pogrešno obojani vrhovi</text:p>
          </table:table-cell>
          <table:table-cell office:value-type="float" office:value="0.9662" calcext:value-type="float">
            <text:p>0.96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mbinacija mutacija</text:p>
          </table:table-cell>
          <table:table-cell office:value-type="float" office:value="0.9647" calcext:value-type="float">
            <text:p>0.9647</text:p>
          </table:table-cell>
          <table:table-cell table:number-columns-repeated="7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/>
          <table:table-cell office:value-type="string" calcext:value-type="string">
            <text:p>vrsta mutacije</text:p>
          </table:table-cell>
          <table:table-cell office:value-type="string" calcext:value-type="string">
            <text:p>Maksimalna postignuta točno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učajna mutacija</text:p>
          </table:table-cell>
          <table:table-cell office:value-type="float" office:value="0.2239" calcext:value-type="float">
            <text:p>0.22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učajna mutacija, pogrešno obojani vrhovi</text:p>
          </table:table-cell>
          <table:table-cell office:value-type="float" office:value="0.8109" calcext:value-type="float">
            <text:p>0.81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jana mutacija, pogrešno obojani vrhovi</text:p>
          </table:table-cell>
          <table:table-cell office:value-type="float" office:value="0.8955" calcext:value-type="float">
            <text:p>0.89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mbinacija mutacija</text:p>
          </table:table-cell>
          <table:table-cell office:value-type="float" office:value="0.8856" calcext:value-type="float">
            <text:p>0.885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vrsta mutacije</text:p>
          </table:table-cell>
          <table:table-cell office:value-type="string" calcext:value-type="string">
            <text:p>Prosječna točno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učajna mutacija</text:p>
          </table:table-cell>
          <table:table-cell office:value-type="float" office:value="0.1995" calcext:value-type="float">
            <text:p>0.19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učajna mutacija, pogrešno obojani vrhovi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jana mutacija, pogrešno obojani vrhovi</text:p>
          </table:table-cell>
          <table:table-cell office:value-type="float" office:value="0.8721" calcext:value-type="float">
            <text:p>0.87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mbinacija mutacija</text:p>
          </table:table-cell>
          <table:table-cell office:value-type="float" office:value="0.8697" calcext:value-type="float">
            <text:p>0.8697</text:p>
          </table:table-cell>
          <table:table-cell table:number-columns-repeated="7"/>
        </table:table-row>
        <table:table-row table:style-name="ro1" table:number-rows-repeated="3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trategija odabira roditelja</text:p>
          </table:table-cell>
          <table:table-cell office:value-type="string" calcext:value-type="string">
            <text:p>Maksimalna postignuta točnost</text:p>
          </table:table-cell>
          <table:table-cell/>
          <table:table-cell office:value-type="string" calcext:value-type="string">
            <text:p>Prosječna točno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kcija stabilnog stanja</text:p>
          </table:table-cell>
          <table:table-cell table:style-name="ce1" office:value-type="float" office:value="0.9801" calcext:value-type="float">
            <text:p>0.9801</text:p>
          </table:table-cell>
          <table:table-cell/>
          <table:table-cell office:value-type="float" office:value="0.8025" calcext:value-type="float">
            <text:p>0.80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ang selekcija</text:p>
          </table:table-cell>
          <table:table-cell office:value-type="float" office:value="0.9801" calcext:value-type="float">
            <text:p>0.9801</text:p>
          </table:table-cell>
          <table:table-cell/>
          <table:table-cell office:value-type="float" office:value="0.7995" calcext:value-type="float">
            <text:p>0.7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lučajna selekcija</text:p>
          </table:table-cell>
          <table:table-cell office:value-type="float" office:value="0.8955" calcext:value-type="float">
            <text:p>0.8955</text:p>
          </table:table-cell>
          <table:table-cell/>
          <table:table-cell office:value-type="float" office:value="0.6877" calcext:value-type="float">
            <text:p>0.6877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formula="of:=ORG.LIBREOFFICE.COLOR(255;0;0)" office:value-type="float" office:value="16711680" calcext:value-type="float">
            <text:p>167116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ORG.LIBREOFFICE.COLOR(0;0;255)"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ORG.LIBREOFFICE.COLOR(0; 200; 0)" office:value-type="float" office:value="51200" calcext:value-type="float">
            <text:p>51200</text:p>
          </table:table-cell>
          <table:table-cell table:number-columns-repeated="7"/>
        </table:table-row>
        <table:table-row table:style-name="ro1" table:number-rows-repeated="3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lgoritam</text:p>
          </table:table-cell>
          <table:table-cell office:value-type="string" calcext:value-type="string">
            <text:p>prosječna točnos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lekcija stabilnog stanja, kombinirana funkcija mutacije</text:p>
          </table:table-cell>
          <table:table-cell office:value-type="float" office:value="0.9562" calcext:value-type="float">
            <text:p>0.956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ang selekcija, kombinirana funkcija mutacije</text:p>
          </table:table-cell>
          <table:table-cell office:value-type="float" office:value="0.9499" calcext:value-type="float">
            <text:p>0.94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ang selekcija, ciljana mutacija na pogrešno obojanim vrhovima</text:p>
          </table:table-cell>
          <table:table-cell office:value-type="float" office:value="0.9478" calcext:value-type="float">
            <text:p>0.947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2:29:37.210044706</meta:creation-date>
    <dc:date>2023-06-04T20:07:12.368436248</dc:date>
    <meta:editing-duration>PT1H43M10S</meta:editing-duration>
    <meta:editing-cycles>1</meta:editing-cycles>
    <meta:document-statistic meta:table-count="1" meta:cell-count="83" meta:object-count="9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16cm" svg:height="10.865cm" xlink:href=".." xlink:type="simple" chart:class="chart:bar" chart:style-name="ch1">
        <chart:title svg:x="5.09cm" svg:y="0.353cm" chart:style-name="ch2">
          <text:p>Selekcija stabilnog stanja - prosječna točnost</text:p>
        </chart:title>
        <chart:legend chart:legend-position="end" svg:x="15.783cm" svg:y="5.133cm" style:legend-expansion="high" chart:style-name="ch3"/>
        <chart:plot-area chart:style-name="ch4" table:cell-range-address="Sheet1.H11:Sheet1.I15" chart:data-source-has-labels="both" svg:x="0.386cm" svg:y="1.349cm" svg:width="15.011cm" svg:height="9.299cm">
          <chart:coordinate-region svg:x="1.113cm" svg:y="1.548cm" svg:width="14.284cm" svg:height="3.967cm"/>
          <chart:axis chart:dimension="x" chart:name="primary-x" chart:style-name="ch5" chartooo:axis-type="auto">
            <chartooo:date-scale/>
            <chart:categories table:cell-range-address="Sheet1.H12:Sheet1.H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12:Sheet1.I15" chart:label-cell-address="Sheet1.I11:Sheet1.I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ječna točnost</text:p>
                <draw:g>
                  <svg:desc>Sheet1.I11:Sheet1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lučajna mutacija</text:p>
                <draw:g>
                  <svg:desc>Sheet1.H12:Sheet1.H15</svg:desc>
                </draw:g>
              </table:table-cell>
              <table:table-cell office:value-type="float" office:value="0.3055">
                <text:p>0.3055</text:p>
                <draw:g>
                  <svg:desc>Sheet1.I12:Sheet1.I15</svg:desc>
                </draw:g>
              </table:table-cell>
            </table:table-row>
            <table:table-row>
              <table:table-cell office:value-type="string">
                <text:p>slučajna mutacija, pogrešno obojani vrhovi</text:p>
              </table:table-cell>
              <table:table-cell office:value-type="float" office:value="0.9641">
                <text:p>0.9641</text:p>
              </table:table-cell>
            </table:table-row>
            <table:table-row>
              <table:table-cell office:value-type="string">
                <text:p>ciljana mutacija, pogrešno obojani vrhovi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kombinacija mutacija</text:p>
              </table:table-cell>
              <table:table-cell office:value-type="float" office:value="0.9657">
                <text:p>0.9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59cm" svg:height="10.777cm" xlink:href=".." xlink:type="simple" chart:class="chart:bar" chart:style-name="ch1">
        <chart:title svg:x="4.786cm" svg:y="0.351cm" chart:style-name="ch2">
          <text:p>Selekcija stabilnog stanja - maksimalna točnost</text:p>
        </chart:title>
        <chart:legend chart:legend-position="end" svg:x="13.615cm" svg:y="5.089cm" style:legend-expansion="high" chart:style-name="ch3"/>
        <chart:plot-area chart:style-name="ch4" table:cell-range-address="Sheet1.H3:Sheet1.I7" chart:data-source-has-labels="both" svg:x="0.383cm" svg:y="1.345cm" svg:width="12.849cm" svg:height="9.217cm">
          <chart:coordinate-region svg:x="1.11cm" svg:y="1.544cm" svg:width="12.122cm" svg:height="3.885cm"/>
          <chart:axis chart:dimension="x" chart:name="primary-x" chart:style-name="ch5" chartooo:axis-type="auto">
            <chartooo:date-scale/>
            <chart:categories table:cell-range-address="Sheet1.H4:Sheet1.H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4:Sheet1.I7" chart:label-cell-address="Sheet1.I3:Sheet1.I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ksimalna postignuta točnost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lučajna mutacija</text:p>
                <draw:g>
                  <svg:desc>Sheet1.H4:Sheet1.H7</svg:desc>
                </draw:g>
              </table:table-cell>
              <table:table-cell office:value-type="float" office:value="0.3184">
                <text:p>0.3184</text:p>
                <draw:g>
                  <svg:desc>Sheet1.I4:Sheet1.I7</svg:desc>
                </draw:g>
              </table:table-cell>
            </table:table-row>
            <table:table-row>
              <table:table-cell office:value-type="string">
                <text:p>slučajna mutacija, pogrešno obojani vrhovi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ciljana mutacija, pogrešno obojani vrhovi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kombinacija mutacija</text:p>
              </table:table-cell>
              <table:table-cell office:value-type="float" office:value="0.9801">
                <text:p>0.9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4cm" svg:height="10.766cm" xlink:href=".." xlink:type="simple" chart:class="chart:bar" chart:style-name="ch1">
        <chart:title svg:x="5.835cm" svg:y="0.351cm" chart:style-name="ch2">
          <text:p>Rang selekcija - maksimalna točnost</text:p>
        </chart:title>
        <chart:legend chart:legend-position="end" svg:x="13.596cm" svg:y="5.084cm" style:legend-expansion="high" chart:style-name="ch3"/>
        <chart:plot-area chart:style-name="ch4" table:cell-range-address="Sheet1.B47:Sheet1.C51" chart:data-source-has-labels="both" svg:x="0.382cm" svg:y="1.345cm" svg:width="12.832cm" svg:height="9.206cm">
          <chart:coordinate-region svg:x="1.109cm" svg:y="1.544cm" svg:width="12.105cm" svg:height="3.874cm"/>
          <chart:axis chart:dimension="x" chart:name="primary-x" chart:style-name="ch5" chartooo:axis-type="auto">
            <chartooo:date-scale/>
            <chart:categories table:cell-range-address="Sheet1.B48:Sheet1.B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8:Sheet1.C51" chart:label-cell-address="Sheet1.C47:Sheet1.C4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ksimalna postignuta točnost</text:p>
                <draw:g>
                  <svg:desc>Sheet1.C47:Sheet1.C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lučajna mutacija</text:p>
                <draw:g>
                  <svg:desc>Sheet1.B48:Sheet1.B51</svg:desc>
                </draw:g>
              </table:table-cell>
              <table:table-cell office:value-type="float" office:value="0.3134">
                <text:p>0.3134</text:p>
                <draw:g>
                  <svg:desc>Sheet1.C48:Sheet1.C51</svg:desc>
                </draw:g>
              </table:table-cell>
            </table:table-row>
            <table:table-row>
              <table:table-cell office:value-type="string">
                <text:p>slučajna mutacija, pogrešno obojani vrhovi</text:p>
              </table:table-cell>
              <table:table-cell office:value-type="float" office:value="0.9801">
                <text:p>0.9801</text:p>
              </table:table-cell>
            </table:table-row>
            <table:table-row>
              <table:table-cell office:value-type="string">
                <text:p>ciljana mutacija, pogrešno obojani vrhovi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kombinacija mutacija</text:p>
              </table:table-cell>
              <table:table-cell office:value-type="float" office:value="0.9751">
                <text:p>0.97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33cm" svg:height="10.931cm" xlink:href=".." xlink:type="simple" chart:class="chart:bar" chart:style-name="ch1">
        <chart:title svg:x="6.206cm" svg:y="0.354cm" chart:style-name="ch2">
          <text:p>Rang selekcija - prosječna točnost</text:p>
        </chart:title>
        <chart:legend chart:legend-position="end" svg:x="15.9cm" svg:y="5.166cm" style:legend-expansion="high" chart:style-name="ch3"/>
        <chart:plot-area chart:style-name="ch4" table:cell-range-address="Sheet1.B54:Sheet1.C58" chart:data-source-has-labels="both" svg:x="0.388cm" svg:y="1.351cm" svg:width="15.124cm" svg:height="9.362cm">
          <chart:coordinate-region svg:x="1.115cm" svg:y="1.55cm" svg:width="14.397cm" svg:height="4.029cm"/>
          <chart:axis chart:dimension="x" chart:name="primary-x" chart:style-name="ch5" chartooo:axis-type="auto">
            <chartooo:date-scale/>
            <chart:categories table:cell-range-address="Sheet1.B55:Sheet1.B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55:Sheet1.C58" chart:label-cell-address="Sheet1.C54:Sheet1.C5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ječna točnost</text:p>
                <draw:g>
                  <svg:desc>Sheet1.C54:Sheet1.C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lučajna mutacija</text:p>
                <draw:g>
                  <svg:desc>Sheet1.B55:Sheet1.B58</svg:desc>
                </draw:g>
              </table:table-cell>
              <table:table-cell office:value-type="float" office:value="0.296">
                <text:p>0.296</text:p>
                <draw:g>
                  <svg:desc>Sheet1.C55:Sheet1.C58</svg:desc>
                </draw:g>
              </table:table-cell>
            </table:table-row>
            <table:table-row>
              <table:table-cell office:value-type="string">
                <text:p>slučajna mutacija, pogrešno obojani vrhovi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ciljana mutacija, pogrešno obojani vrhovi</text:p>
              </table:table-cell>
              <table:table-cell office:value-type="float" office:value="0.9662">
                <text:p>0.9662</text:p>
              </table:table-cell>
            </table:table-row>
            <table:table-row>
              <table:table-cell office:value-type="string">
                <text:p>kombinacija mutacija</text:p>
              </table:table-cell>
              <table:table-cell office:value-type="float" office:value="0.9647">
                <text:p>0.96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53cm" svg:height="11.111cm" xlink:href=".." xlink:type="simple" chart:class="chart:bar" chart:style-name="ch1">
        <chart:title svg:x="5.811cm" svg:y="0.358cm" chart:style-name="ch2">
          <text:p>Slučajna selekcija - maksimalna točnost</text:p>
        </chart:title>
        <chart:legend chart:legend-position="end" svg:x="14.209cm" svg:y="5.256cm" style:legend-expansion="high" chart:style-name="ch3"/>
        <chart:plot-area chart:style-name="ch4" table:cell-range-address="Sheet1.B89:Sheet1.C93" chart:data-source-has-labels="both" svg:x="0.395cm" svg:y="1.359cm" svg:width="13.419cm" svg:height="9.53cm">
          <chart:coordinate-region svg:x="1.122cm" svg:y="1.558cm" svg:width="12.692cm" svg:height="4.198cm"/>
          <chart:axis chart:dimension="x" chart:name="primary-x" chart:style-name="ch5" chartooo:axis-type="auto">
            <chartooo:date-scale/>
            <chart:categories table:cell-range-address="Sheet1.B90:Sheet1.B9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90:Sheet1.C93" chart:label-cell-address="Sheet1.C89:Sheet1.C89" chart:class="chart:bar">
            <chart:data-point chart:repeated="2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ksimalna postignuta točnost</text:p>
                <draw:g>
                  <svg:desc>Sheet1.C89:Sheet1.C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lučajna mutacija</text:p>
                <draw:g>
                  <svg:desc>Sheet1.B90:Sheet1.B93</svg:desc>
                </draw:g>
              </table:table-cell>
              <table:table-cell office:value-type="float" office:value="0.2239">
                <text:p>0.2239</text:p>
                <draw:g>
                  <svg:desc>Sheet1.C90:Sheet1.C93</svg:desc>
                </draw:g>
              </table:table-cell>
            </table:table-row>
            <table:table-row>
              <table:table-cell office:value-type="string">
                <text:p>slučajna mutacija, pogrešno obojani vrhovi</text:p>
              </table:table-cell>
              <table:table-cell office:value-type="float" office:value="0.8109">
                <text:p>0.8109</text:p>
              </table:table-cell>
            </table:table-row>
            <table:table-row>
              <table:table-cell office:value-type="string">
                <text:p>ciljana mutacija, pogrešno obojani vrhovi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kombinacija mutacija</text:p>
              </table:table-cell>
              <table:table-cell office:value-type="float" office:value="0.8856">
                <text:p>0.88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23cm" svg:height="11.094cm" xlink:href=".." xlink:type="simple" chart:class="chart:bar" chart:style-name="ch1">
        <chart:title svg:x="6.021cm" svg:y="0.357cm" chart:style-name="ch2">
          <text:p>Slučajna selekcija - prosječna točnost</text:p>
        </chart:title>
        <chart:legend chart:legend-position="end" svg:x="16.19cm" svg:y="5.248cm" style:legend-expansion="high" chart:style-name="ch3"/>
        <chart:plot-area chart:style-name="ch4" table:cell-range-address="Sheet1.B96:Sheet1.C100" chart:data-source-has-labels="both" svg:x="0.394cm" svg:y="1.357cm" svg:width="15.402cm" svg:height="9.516cm">
          <chart:coordinate-region svg:x="1.121cm" svg:y="1.556cm" svg:width="14.675cm" svg:height="4.184cm"/>
          <chart:axis chart:dimension="x" chart:name="primary-x" chart:style-name="ch5" chartooo:axis-type="auto">
            <chartooo:date-scale/>
            <chart:categories table:cell-range-address="Sheet1.B97:Sheet1.B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97:Sheet1.C100" chart:label-cell-address="Sheet1.C96:Sheet1.C9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ječna točnost</text:p>
                <draw:g>
                  <svg:desc>Sheet1.C96:Sheet1.C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lučajna mutacija</text:p>
                <draw:g>
                  <svg:desc>Sheet1.B97:Sheet1.B100</svg:desc>
                </draw:g>
              </table:table-cell>
              <table:table-cell office:value-type="float" office:value="0.1995">
                <text:p>0.1995</text:p>
                <draw:g>
                  <svg:desc>Sheet1.C97:Sheet1.C100</svg:desc>
                </draw:g>
              </table:table-cell>
            </table:table-row>
            <table:table-row>
              <table:table-cell office:value-type="string">
                <text:p>slučajna mutacija, pogrešno obojani vrhovi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ciljana mutacija, pogrešno obojani vrhovi</text:p>
              </table:table-cell>
              <table:table-cell office:value-type="float" office:value="0.8721">
                <text:p>0.8721</text:p>
              </table:table-cell>
            </table:table-row>
            <table:table-row>
              <table:table-cell office:value-type="string">
                <text:p>kombinacija mutacija</text:p>
              </table:table-cell>
              <table:table-cell office:value-type="float" office:value="0.8697">
                <text:p>0.86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46cm" svg:height="11.163cm" xlink:href=".." xlink:type="simple" chart:class="chart:bar" chart:style-name="ch1">
        <chart:title svg:x="5.487cm" svg:y="0.359cm" chart:style-name="ch2">
          <text:p>Usporedba maksimalne točnosti po selekciji</text:p>
        </chart:title>
        <chart:legend chart:legend-position="end" svg:x="14.302cm" svg:y="5.282cm" style:legend-expansion="high" chart:style-name="ch3"/>
        <chart:plot-area chart:style-name="ch4" table:cell-range-address="Sheet1.C133:Sheet1.D135 Sheet1.C132:Sheet1.D132 Sheet1.C140:Sheet1.C142" chart:data-source-has-labels="both" svg:x="0.396cm" svg:y="1.361cm" svg:width="13.51cm" svg:height="9.579cm">
          <chart:coordinate-region svg:x="1.308cm" svg:y="1.56cm" svg:width="12.598cm" svg:height="8.733cm"/>
          <chart:axis chart:dimension="x" chart:name="primary-x" chart:style-name="ch5" chartooo:axis-type="auto">
            <chartooo:date-scale/>
            <chart:categories table:cell-range-address="Sheet1.C133:Sheet1.C1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33:Sheet1.D135" chart:label-cell-address="Sheet1.D132:Sheet1.D132" chart:class="chart:bar">
            <chart:data-point chart:repeated="3"/>
            <loext:propertry-mapping loext:property="FillColor" loext:cell-range-address="Sheet1.C140:Sheet1.C142"/>
            <loext:propertry-mapping loext:property="BorderColor" loext:cell-range-address="Sheet1.C140:Sheet1.C1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ksimalna postignuta točnost</text:p>
                <draw:g>
                  <svg:desc>Sheet1.D132:Sheet1.D13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elekcija stabilnog stanja</text:p>
                <draw:g>
                  <svg:desc>Sheet1.C133:Sheet1.C135</svg:desc>
                </draw:g>
              </table:table-cell>
              <table:table-cell office:value-type="float" office:value="0.9801">
                <text:p>0.9801</text:p>
                <draw:g>
                  <svg:desc>Sheet1.D133:Sheet1.D135</svg:desc>
                </draw:g>
              </table:table-cell>
              <table:table-cell office:value-type="float" office:value="16711680">
                <text:p>16711680</text:p>
                <draw:g>
                  <svg:desc>Sheet1.C140:Sheet1.C142</svg:desc>
                </draw:g>
              </table:table-cell>
              <table:table-cell office:value-type="float" office:value="16711680">
                <text:p>16711680</text:p>
                <draw:g>
                  <svg:desc>Sheet1.C140:Sheet1.C142</svg:desc>
                </draw:g>
              </table:table-cell>
            </table:table-row>
            <table:table-row>
              <table:table-cell office:value-type="string">
                <text:p>rang selekcija</text:p>
              </table:table-cell>
              <table:table-cell office:value-type="float" office:value="0.9801">
                <text:p>0.980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slučajna selekcija</text:p>
              </table:table-cell>
              <table:table-cell office:value-type="float" office:value="0.8955">
                <text:p>0.8955</text:p>
              </table:table-cell>
              <table:table-cell office:value-type="float" office:value="51200">
                <text:p>51200</text:p>
              </table:table-cell>
              <table:table-cell office:value-type="float" office:value="51200">
                <text:p>512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3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94cm" svg:height="11.19cm" xlink:href=".." xlink:type="simple" chart:class="chart:bar" chart:style-name="ch1">
        <chart:title svg:x="5.736cm" svg:y="0.359cm" chart:style-name="ch2">
          <text:p>Usporedba prosječne točnosti po selekciji</text:p>
        </chart:title>
        <chart:legend chart:legend-position="end" svg:x="16.361cm" svg:y="5.296cm" style:legend-expansion="high" chart:style-name="ch3"/>
        <chart:plot-area chart:style-name="ch4" table:cell-range-address="Sheet1.C133:Sheet1.C135 Sheet1.F132:Sheet1.F135 Sheet1.C140:Sheet1.C142" chart:data-source-has-labels="both" svg:x="0.397cm" svg:y="1.361cm" svg:width="15.567cm" svg:height="9.606cm">
          <chart:coordinate-region svg:x="1.309cm" svg:y="1.361cm" svg:width="14.655cm" svg:height="8.959cm"/>
          <chart:axis chart:dimension="x" chart:name="primary-x" chart:style-name="ch5" chartooo:axis-type="auto">
            <chartooo:date-scale/>
            <chart:categories table:cell-range-address="Sheet1.C133:Sheet1.C1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133:Sheet1.F135" chart:label-cell-address="Sheet1.F132:Sheet1.F132" chart:class="chart:bar">
            <chart:data-point chart:repeated="3"/>
            <loext:propertry-mapping loext:property="FillColor" loext:cell-range-address="Sheet1.C140:Sheet1.C142"/>
            <loext:propertry-mapping loext:property="BorderColor" loext:cell-range-address="Sheet1.C140:Sheet1.C1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ječna točnost</text:p>
                <draw:g>
                  <svg:desc>Sheet1.F132:Sheet1.F13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elekcija stabilnog stanja</text:p>
                <draw:g>
                  <svg:desc>Sheet1.C133:Sheet1.C135</svg:desc>
                </draw:g>
              </table:table-cell>
              <table:table-cell office:value-type="float" office:value="0.8025">
                <text:p>0.8025</text:p>
                <draw:g>
                  <svg:desc>Sheet1.F133:Sheet1.F135</svg:desc>
                </draw:g>
              </table:table-cell>
              <table:table-cell office:value-type="float" office:value="16711680">
                <text:p>16711680</text:p>
                <draw:g>
                  <svg:desc>Sheet1.C140:Sheet1.C142</svg:desc>
                </draw:g>
              </table:table-cell>
              <table:table-cell office:value-type="float" office:value="16711680">
                <text:p>16711680</text:p>
                <draw:g>
                  <svg:desc>Sheet1.C140:Sheet1.C142</svg:desc>
                </draw:g>
              </table:table-cell>
            </table:table-row>
            <table:table-row>
              <table:table-cell office:value-type="string">
                <text:p>rang selekcija</text:p>
              </table:table-cell>
              <table:table-cell office:value-type="float" office:value="0.7995">
                <text:p>0.799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slučajna selekcija</text:p>
              </table:table-cell>
              <table:table-cell office:value-type="float" office:value="0.6877">
                <text:p>0.6877</text:p>
              </table:table-cell>
              <table:table-cell office:value-type="float" office:value="51200">
                <text:p>51200</text:p>
              </table:table-cell>
              <table:table-cell office:value-type="float" office:value="51200">
                <text:p>512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bf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76cm" svg:height="14.796cm" xlink:href=".." xlink:type="simple" chart:class="chart:bar" chart:style-name="ch1">
        <chart:title svg:x="7.76cm" svg:y="0.431cm" chart:style-name="ch2">
          <text:p>Prosječna točnost na većem skupu podataka</text:p>
        </chart:title>
        <chart:legend chart:legend-position="end" svg:x="21.096cm" svg:y="7.099cm" style:legend-expansion="high" chart:style-name="ch3"/>
        <chart:plot-area chart:style-name="ch4" table:cell-range-address="Sheet1.D175:Sheet1.E178" chart:data-source-has-labels="both" svg:x="0.491cm" svg:y="1.505cm" svg:width="20.114cm" svg:height="12.996cm">
          <chart:coordinate-region svg:x="4.031cm" svg:y="1.705cm" svg:width="16.574cm" svg:height="5.419cm"/>
          <chart:axis chart:dimension="x" chart:name="primary-x" chart:style-name="ch5" chartooo:axis-type="auto">
            <chartooo:date-scale/>
            <chart:categories table:cell-range-address="Sheet1.D176:Sheet1.D1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176:Sheet1.E178" chart:label-cell-address="Sheet1.E175:Sheet1.E17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ječna točnost</text:p>
                <draw:g>
                  <svg:desc>Sheet1.E175:Sheet1.E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kcija stabilnog stanja, kombinirana funkcija mutacije</text:p>
                <draw:g>
                  <svg:desc>Sheet1.D176:Sheet1.D178</svg:desc>
                </draw:g>
              </table:table-cell>
              <table:table-cell office:value-type="float" office:value="0.9562">
                <text:p>0.9562</text:p>
                <draw:g>
                  <svg:desc>Sheet1.E176:Sheet1.E178</svg:desc>
                </draw:g>
              </table:table-cell>
            </table:table-row>
            <table:table-row>
              <table:table-cell office:value-type="string">
                <text:p>rang selekcija, kombinirana funkcija mutacije</text:p>
              </table:table-cell>
              <table:table-cell office:value-type="float" office:value="0.9499">
                <text:p>0.9499</text:p>
              </table:table-cell>
            </table:table-row>
            <table:table-row>
              <table:table-cell office:value-type="string">
                <text:p>rang selekcija, ciljana mutacija na pogrešno obojanim vrhovima</text:p>
              </table:table-cell>
              <table:table-cell office:value-type="float" office:value="0.9478">
                <text:p>0.94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